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cf32" officeooo:paragraph-rsid="001acf32"/>
    </style:style>
    <style:style style:name="P2" style:family="paragraph" style:parent-style-name="Text_20_body">
      <style:text-properties officeooo:rsid="001acf32" officeooo:paragraph-rsid="001ad0fe"/>
    </style:style>
    <style:style style:name="P3" style:family="paragraph" style:parent-style-name="Text_20_body">
      <style:text-properties officeooo:rsid="001acf32" officeooo:paragraph-rsid="001b380b"/>
    </style:style>
    <style:style style:name="P4" style:family="paragraph" style:parent-style-name="Title">
      <style:text-properties officeooo:rsid="001acf32" officeooo:paragraph-rsid="001acf32"/>
    </style:style>
    <style:style style:name="P5" style:family="paragraph" style:parent-style-name="Heading_20_1">
      <style:text-properties officeooo:rsid="001acf32" officeooo:paragraph-rsid="001acf32"/>
    </style:style>
    <style:style style:name="P6" style:family="paragraph" style:parent-style-name="Heading_20_1" style:list-style-name="">
      <style:text-properties officeooo:rsid="001acf32" officeooo:paragraph-rsid="001ad0fe"/>
    </style:style>
    <style:style style:name="P7" style:family="paragraph" style:parent-style-name="Heading_20_1">
      <style:paragraph-properties fo:break-before="page"/>
      <style:text-properties officeooo:rsid="001acf32" officeooo:paragraph-rsid="001ad0fe"/>
    </style:style>
    <style:style style:name="P8" style:family="paragraph" style:parent-style-name="Heading_20_2">
      <style:text-properties officeooo:rsid="001acf32" officeooo:paragraph-rsid="001acf32"/>
    </style:style>
    <style:style style:name="P9" style:family="paragraph" style:parent-style-name="Heading_20_2">
      <style:text-properties officeooo:rsid="001acf32" officeooo:paragraph-rsid="001ad0fe"/>
    </style:style>
    <style:style style:name="T1" style:family="text">
      <style:text-properties officeooo:rsid="001ad0fe"/>
    </style:style>
    <style:style style:name="T2" style:family="text">
      <style:text-properties officeooo:rsid="001b380b"/>
    </style:style>
    <style:style style:name="T3" style:family="text">
      <style:text-properties officeooo:rsid="001e57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el des Dokuments</text:p>
      <text:h text:style-name="P5" text:outline-level="1"><text:span text:style-name="T3">1 </text:span>Überschrift</text:h>
      <text:p text:style-name="P1">foo bar baz</text:p>
      <text:h text:style-name="P8" text:outline-level="2"><text:span text:style-name="T3">1.1 </text:span>Unterüberschrift</text:h>
      <text:p text:style-name="P1">bar foo</text:p>
      <text:p text:style-name="P1"/>
      <text:h text:style-name="P9" text:outline-level="2"><text:span text:style-name="T3">1.2 </text:span>Unt<text:span text:style-name="T1">e</text:span>rüberschrift</text:h>
      <text:p text:style-name="P2">bar foo</text:p>
      <text:p text:style-name="P2"/>
      <text:h text:style-name="P6" text:outline-level="1"/>
      <text:h text:style-name="P7" text:outline-level="1"><text:span text:style-name="T3">2 </text:span>Überschrift</text:h>
      <text:h text:style-name="P9" text:outline-level="2"><text:span text:style-name="T3">2.1 </text:span>Unt<text:span text:style-name="T1">e</text:span>rüberschrift</text:h>
      <text:p text:style-name="P2">bar foo</text:p>
      <text:h text:style-name="Heading_20_3" text:outline-level="3"><text:span text:style-name="T3">2.1.1 </text:span>Unt<text:span text:style-name="T1">e</text:span>r<text:span text:style-name="T2">unter</text:span>überschrift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3:47:19.674139767</meta:creation-date>
    <dc:date>2015-06-25T12:49:51.992087266</dc:date>
    <meta:editing-duration>PT3H19M1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11" meta:word-count="24" meta:character-count="164" meta:non-whitespace-character-count="151"/>
  </office:meta>
</office:document-meta>
</file>